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6d50" officeooo:paragraph-rsid="00056d50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fdf6e3"/>
    </style:style>
    <style:style style:name="P3" style:family="paragraph" style:parent-style-name="Standard">
      <style:text-properties officeooo:rsid="00056d50" officeooo:paragraph-rsid="00056d50" fo:background-color="#fdf6e3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657b83" loext:opacity="100%" fo:background-color="#fdf6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59900" loext:opacity="100%"/>
    </style:style>
    <style:style style:name="T3" style:family="text">
      <style:text-properties fo:color="#b58900" loext:opacity="100%"/>
    </style:style>
    <style:style style:name="T4" style:family="text">
      <style:text-properties fo:color="#2aa198" loext:opacity="100%"/>
    </style:style>
    <style:style style:name="T5" style:family="text">
      <style:text-properties fo:color="#657b83" loext:opacity="100%"/>
    </style:style>
    <style:style style:name="T6" style:family="text">
      <style:text-properties fo:color="#657b83" loext:opacity="100%" style:text-position="sub 58%"/>
    </style:style>
    <style:style style:name="T7" style:family="text">
      <style:text-properties fo:color="#cb4b16" loext:opacity="100%"/>
    </style:style>
    <style:style style:name="T8" style:family="text">
      <style:text-properties fo:color="#268bd2" loext:opacity="100%"/>
    </style:style>
    <style:style style:name="T9" style:family="text">
      <style:text-properties fo:color="#d33682" loext:opacity="100%"/>
    </style:style>
    <style:style style:name="T10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жатие координат.</text:span> Дан массив целых чисел и нужно перенумеровать элементы так, чтобы сохранились отношения между элементами. Все числа должны быть от нуля и больше, максимальное число должно быть как можно меньше</text:p>
      <text:p text:style-name="P1">Вход:<text:tab/><text:tab/>1<text:tab/>3<text:tab/>5<text:tab/>3<text:tab/>2<text:tab/>10<text:tab/>1</text:p>
      <text:p text:style-name="P1">Выход:<text:tab/>0<text:tab/>2<text:tab/>3<text:tab/>2<text:tab/>1<text:tab/>4<text:tab/>0</text:p>
      <text:p text:style-name="P1">При решении этой задачи не нужно пользоваться контейнерами или парами.</text:p>
      <text:p text:style-name="P1">Решение пары.</text:p>
      <text:p text:style-name="P1">Сортируем массив и составляем пары (a, i), где a — индекс+1, i — позиция: (1, 0), (1, 6), (2, 4), (3, 1), (3, 3)</text:p>
      <text:p text:style-name="P1">val = p[i].first == p[i-1].first ? val[i-1] : val[i-1] + 1</text:p>
      <text:p text:style-name="P1"/>
      <text:p text:style-name="P1"/>
      <text:p text:style-name="P1">map работает за O(n*log(n))</text:p>
      <text:p text:style-name="P1"/>
      <text:p text:style-name="P1">Префиксные суммы.</text:p>
      <text:p text:style-name="P3"><text:span text:style-name="T2">#include</text:span><text:span text:style-name="T3"> </text:span><text:span text:style-name="T4">&lt;vector&gt;</text:span></text:p>
      <text:p text:style-name="P2"><text:span text:style-name="T2">using</text:span><text:span text:style-name="T5"> </text:span>namespace<text:span text:style-name="T5"> </text:span><text:span text:style-name="T7">std</text:span><text:span text:style-name="T5">;</text:span></text:p>
      <text:p text:style-name="P2">int<text:span text:style-name="T5"> </text:span><text:span text:style-name="T8">main</text:span><text:span text:style-name="T5">() {</text:span></text:p>
      <text:p text:style-name="P2"><text:span text:style-name="T5"><text:tab/>vector</text:span><text:span text:style-name="T2">&lt;</text:span>int<text:span text:style-name="T2">&gt;</text:span><text:span text:style-name="T5"> </text:span><text:span text:style-name="T8">pr</text:span><text:span text:style-name="T5">(x, </text:span><text:span text:style-name="T9">0</text:span><text:span text:style-name="T5">);</text:span></text:p>
      <text:p text:style-name="P2"><text:span text:style-name="T2"><text:tab/>for</text:span><text:span text:style-name="T5">(</text:span>int<text:span text:style-name="T5"> i : x)</text:span> // O(n)</text:p>
      <text:p text:style-name="P2"><text:span text:style-name="T2"><text:tab/><text:tab/>++</text:span><text:span text:style-name="T8">pr</text:span><text:span text:style-name="T5">[i];</text:span></text:p>
      <text:p text:style-name="P2"><text:span text:style-name="T2"><text:tab/>for</text:span><text:span text:style-name="T5">(</text:span>int<text:span text:style-name="T5"> i </text:span><text:span text:style-name="T2">=</text:span><text:span text:style-name="T5"> x </text:span><text:span text:style-name="T2">-</text:span><text:span text:style-name="T5"> </text:span><text:span text:style-name="T9">1</text:span><text:span text:style-name="T5">; i </text:span><text:span text:style-name="T2">&gt;</text:span><text:span text:style-name="T5"> </text:span><text:span text:style-name="T9">0</text:span><text:span text:style-name="T5">; </text:span><text:span text:style-name="T2">--</text:span><text:span text:style-name="T5">i)</text:span> // O(x)</text:p>
      <text:p text:style-name="P2"><text:span text:style-name="T8"><text:tab/><text:tab/>pr</text:span><text:span text:style-name="T5">[i</text:span><text:span text:style-name="T2">-</text:span><text:span text:style-name="T9">1</text:span><text:span text:style-name="T5">] </text:span><text:span text:style-name="T2">+=</text:span><text:span text:style-name="T5"> </text:span><text:span text:style-name="T8">pr</text:span><text:span text:style-name="T5">[i];</text:span></text:p>
      <text:p text:style-name="P2"><text:span text:style-name="T5"><text:tab/>cout </text:span><text:span text:style-name="T2">&lt;&lt;</text:span><text:span text:style-name="T5"> </text:span><text:span text:style-name="T8">pr</text:span><text:span text:style-name="T5">[r</text:span><text:span text:style-name="T6">i</text:span><text:span text:style-name="T5">] </text:span><text:span text:style-name="T2">-</text:span><text:span text:style-name="T5"> </text:span><text:span text:style-name="T8">pr</text:span><text:span text:style-name="T5">[l</text:span><text:span text:style-name="T6">i</text:span><text:span text:style-name="T2">-</text:span><text:span text:style-name="T9">1</text:span><text:span text:style-name="T5">];</text:span></text:p>
      <text:p text:style-name="P4">}</text:p>
      <text:p text:style-name="P1"/>
      <text:p text:style-name="P1">Чтобы уменьшить ограничение, мы выполняем сжатие координат, ведь жизнь будет проще, если мы перенумеруем координаты.</text:p>
      <text:p text:style-name="P1">Нам нужно созранить все x<text:span text:style-name="T10">i</text:span>, все r<text:span text:style-name="T10">i</text:span>, все l<text:span text:style-name="T10">i-1</text:span>. Тогда мы сможем работать за O(n+m).</text:p>
      <text:p text:style-name="P3"><text:span text:style-name="T5">vector</text:span><text:span text:style-name="T2">&lt;</text:span>int<text:span text:style-name="T2">&gt;</text:span><text:span text:style-name="T5"> </text:span><text:span text:style-name="T8">xs</text:span><text:span text:style-name="T5">(x, </text:span><text:span text:style-name="T9">0</text:span><text:span text:style-name="T5">);</text:span></text:p>
      <text:p text:style-name="P2"><text:span text:style-name="T8">sort</text:span><text:span text:style-name="T5">(</text:span><text:span text:style-name="T8">xs</text:span><text:span text:style-name="T5">.</text:span><text:span text:style-name="T8">begin</text:span><text:span text:style-name="T5">(), </text:span><text:span text:style-name="T8">xs</text:span><text:span text:style-name="T5">.</text:span><text:span text:style-name="T8">end</text:span><text:span text:style-name="T5">());</text:span></text:p>
      <text:p text:style-name="P2"><text:span text:style-name="T8">unique</text:span><text:span text:style-name="T5">(</text:span><text:span text:style-name="T8">xs</text:span><text:span text:style-name="T5">.</text:span><text:span text:style-name="T8">begin</text:span><text:span text:style-name="T5">(), </text:span><text:span text:style-name="T8">xs</text:span><text:span text:style-name="T5">.</text:span><text:span text:style-name="T8">end</text:span><text:span text:style-name="T5">());</text:span> // после сортировки и unique получившиеся индексы - значения сжатых координат</text:p>
      <text:p text:style-name="P2"><text:span text:style-name="T5">ai </text:span><text:span text:style-name="T2">=</text:span><text:span text:style-name="T5"> </text:span><text:span text:style-name="T8">lower_bound</text:span><text:span text:style-name="T5">(</text:span><text:span text:style-name="T8">xs</text:span><text:span text:style-name="T5">.</text:span><text:span text:style-name="T8">begin</text:span><text:span text:style-name="T5">(), </text:span><text:span text:style-name="T8">xs</text:span><text:span text:style-name="T5">.</text:span><text:span text:style-name="T8">end</text:span><text:span text:style-name="T5">(), li) </text:span><text:span text:style-name="T2">-</text:span><text:span text:style-name="T5"> </text:span><text:span text:style-name="T8">xs</text:span><text:span text:style-name="T5">.</text:span><text:span text:style-name="T8">begin</text:span><text:span text:style-name="T5">();</text:span> // первое больше либо равное</text:p>
      <text:p text:style-name="P1"/>
      <text:p text:style-name="P3">int<text:span text:style-name="T5"> </text:span><text:span text:style-name="T8">binpow</text:span><text:span text:style-name="T5">(</text:span>int<text:span text:style-name="T5"> a, </text:span>int<text:span text:style-name="T5"> b) {</text:span> // возведение в степень по модулю за O(log(b))</text:p>
      <text:p text:style-name="P2"><text:span text:style-name="T2"><text:tab/>if</text:span><text:span text:style-name="T5">(b </text:span><text:span text:style-name="T2">==</text:span><text:span text:style-name="T5"> </text:span><text:span text:style-name="T9">0</text:span><text:span text:style-name="T5">)</text:span></text:p>
      <text:p text:style-name="P2"><text:span text:style-name="T2"><text:tab/><text:tab/>return</text:span><text:span text:style-name="T5"> </text:span><text:span text:style-name="T9">1</text:span><text:span text:style-name="T5"> </text:span><text:span text:style-name="T2">%</text:span><text:span text:style-name="T5"> M;</text:span></text:p>
      <text:p text:style-name="P2"><text:span text:style-name="T2"><text:tab/>if</text:span><text:span text:style-name="T5">(b </text:span><text:span text:style-name="T2">%</text:span><text:span text:style-name="T5"> </text:span><text:span text:style-name="T9">2</text:span><text:span text:style-name="T5"> </text:span><text:span text:style-name="T2">==</text:span><text:span text:style-name="T5"> </text:span><text:span text:style-name="T9">0</text:span><text:span text:style-name="T5">) {</text:span></text:p>
      <text:p text:style-name="P2"><text:tab/><text:tab/>int<text:span text:style-name="T5"> tmp </text:span><text:span text:style-name="T2">=</text:span><text:span text:style-name="T5"> </text:span><text:span text:style-name="T8">binpow</text:span><text:span text:style-name="T5">(a, b </text:span><text:span text:style-name="T2">/</text:span><text:span text:style-name="T5"> </text:span><text:span text:style-name="T9">2</text:span><text:span text:style-name="T5">);</text:span></text:p>
      <text:p text:style-name="P2"><text:span text:style-name="T2"><text:tab/><text:tab/>return</text:span><text:span text:style-name="T5"> (</text:span><text:span text:style-name="T9">1</text:span><text:span text:style-name="T2">ll</text:span><text:span text:style-name="T5"> </text:span><text:span text:style-name="T2">*</text:span><text:span text:style-name="T5"> tmp </text:span><text:span text:style-name="T2">*</text:span><text:span text:style-name="T5"> tmp) </text:span><text:span text:style-name="T2">%</text:span><text:span text:style-name="T5"> M;</text:span></text:p>
      <text:p text:style-name="P2"><text:span text:style-name="T5"><text:tab/>} </text:span><text:span text:style-name="T2">else</text:span><text:span text:style-name="T5"> {</text:span></text:p>
      <text:p text:style-name="P2"><text:tab/><text:tab/>int<text:span text:style-name="T5"> tmp </text:span><text:span text:style-name="T2">=</text:span><text:span text:style-name="T5"> </text:span><text:span text:style-name="T8">binpow</text:span><text:span text:style-name="T5">(a, b</text:span><text:span text:style-name="T2">/</text:span><text:span text:style-name="T5"> </text:span><text:span text:style-name="T9">2</text:span><text:span text:style-name="T5">);</text:span></text:p>
      <text:p text:style-name="P2"><text:soft-page-break/><text:span text:style-name="T2"><text:tab/><text:tab/>return</text:span><text:span text:style-name="T5"> (((tmp </text:span><text:span text:style-name="T2">*</text:span><text:span text:style-name="T5"> </text:span><text:span text:style-name="T9">1</text:span><text:span text:style-name="T2">ll</text:span><text:span text:style-name="T5"> </text:span><text:span text:style-name="T2">*</text:span><text:span text:style-name="T5"> tmp) </text:span><text:span text:style-name="T2">%</text:span><text:span text:style-name="T5"> M) </text:span><text:span text:style-name="T2">*</text:span><text:span text:style-name="T5"> a) </text:span><text:span text:style-name="T2">%</text:span><text:span text:style-name="T5"> M;</text:span></text:p>
      <text:p text:style-name="P4"><text:tab/>}</text:p>
      <text:p text:style-name="P4">}</text:p>
      <text:p text:style-name="P1">Но из-за рекурсии это всё равно слишком долго. Оптимизировать в константном плане мы всё ещё можем:</text:p>
      <text:p text:style-name="P3">int<text:span text:style-name="T5"> </text:span><text:span text:style-name="T8">binpow</text:span><text:span text:style-name="T5">(</text:span>int<text:span text:style-name="T5"> a, </text:span>int<text:span text:style-name="T5"> b) {</text:span> // возведение в степень по модулю за O(log(b))</text:p>
      <text:p text:style-name="P2"><text:tab/>int<text:span text:style-name="T5"> res </text:span><text:span text:style-name="T2">=</text:span><text:span text:style-name="T5"> </text:span><text:span text:style-name="T9">1</text:span><text:span text:style-name="T5">;</text:span></text:p>
      <text:p text:style-name="P2"><text:span text:style-name="T2"><text:tab/>while</text:span><text:span text:style-name="T5">(b) {</text:span></text:p>
      <text:p text:style-name="P2"><text:span text:style-name="T2"><text:tab/><text:tab/>if</text:span><text:span text:style-name="T5">(b </text:span><text:span text:style-name="T2">&amp;</text:span><text:span text:style-name="T5"> </text:span><text:span text:style-name="T9">1</text:span><text:span text:style-name="T5">) {</text:span> // b нечётное</text:p>
      <text:p text:style-name="P2"><text:span text:style-name="T5"><text:tab/><text:tab/><text:tab/>res </text:span><text:span text:style-name="T2">=</text:span><text:span text:style-name="T5"> (res </text:span><text:span text:style-name="T2">*</text:span><text:span text:style-name="T5"> </text:span><text:span text:style-name="T9">1</text:span><text:span text:style-name="T2">ll</text:span><text:span text:style-name="T5"> </text:span><text:span text:style-name="T2">*</text:span><text:span text:style-name="T5"> a) </text:span><text:span text:style-name="T2">%</text:span><text:span text:style-name="T5"> M;</text:span> // домножаем результат на эту степень 2</text:p>
      <text:p text:style-name="P4"><text:tab/><text:tab/>}</text:p>
      <text:p text:style-name="P2"><text:span text:style-name="T5"><text:tab/><text:tab/>a </text:span><text:span text:style-name="T2">=</text:span><text:span text:style-name="T5"> a </text:span><text:span text:style-name="T2">*</text:span><text:span text:style-name="T5"> </text:span><text:span text:style-name="T9">1</text:span><text:span text:style-name="T2">ll</text:span><text:span text:style-name="T5"> </text:span><text:span text:style-name="T2">*</text:span><text:span text:style-name="T5"> a </text:span><text:span text:style-name="T2">%</text:span><text:span text:style-name="T5"> M;</text:span></text:p>
      <text:p text:style-name="P2"><text:span text:style-name="T5"><text:tab/><text:tab/>b </text:span><text:span text:style-name="T2">&gt;&gt;=</text:span><text:span text:style-name="T5"> </text:span><text:span text:style-name="T9">1</text:span><text:span text:style-name="T5">;</text:span> // делим b на 2</text:p>
      <text:p text:style-name="P4"><text:tab/>}</text:p>
      <text:p text:style-name="P4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7:13:09.781899578</meta:creation-date>
    <dc:date>2023-11-27T18:51:34.418772968</dc:date>
    <meta:editing-duration>PT1H38M26S</meta:editing-duration>
    <meta:editing-cycles>1</meta:editing-cycles>
    <meta:document-statistic meta:table-count="0" meta:image-count="0" meta:object-count="0" meta:page-count="2" meta:paragraph-count="47" meta:word-count="342" meta:character-count="1781" meta:non-whitespace-character-count="1448"/>
    <meta:generator>LibreOffice/7.6.2.1$Linux_X86_64 LibreOffice_project/60$Build-1</meta:generator>
  </office:meta>
</office:document-meta>
</file>